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ava.util.*;</text:p>
      <text:p text:style-name="Standard">public class Main{</text:p>
      <text:p text:style-name="Standard"><text:tab/>private Main(){</text:p>
      <text:p text:style-name="Standard"><text:tab/>}</text:p>
      <text:p text:style-name="Standard"><text:tab/>private static Main obj;</text:p>
      <text:p text:style-name="Standard"><text:tab/>static int cn = 10;</text:p>
      <text:p text:style-name="Standard"><text:tab/>static int mn = 11;</text:p>
      <text:p text:style-name="Standard"><text:tab/>static int i = 0;</text:p>
      <text:p text:style-name="Standard"><text:tab/>public static Main getInstance(){</text:p>
      <text:p text:style-name="Standard"><text:tab/><text:tab/>if(mn&lt;cn){</text:p>
      <text:p text:style-name="Standard"><text:tab/><text:tab/><text:tab/>obj=new Main();</text:p>
      <text:p text:style-name="Standard"><text:tab/><text:tab/><text:tab/>i++;</text:p>
      <text:p text:style-name="Standard"><text:tab/><text:tab/><text:tab/>System.out.println(“Done”);</text:p>
      <text:p text:style-name="Standard"><text:tab/><text:tab/><text:tab/>return obj;</text:p>
      <text:p text:style-name="Standard"><text:tab/><text:tab/>}</text:p>
      <text:p text:style-name="Standard"><text:tab/><text:tab/>else{</text:p>
      <text:p text:style-name="Standard"><text:tab/><text:tab/><text:tab/>System.out.println(“cannot create instance more than 10”);</text:p>
      <text:p text:style-name="Standard"><text:tab/><text:tab/><text:tab/>return null;</text:p>
      <text:p text:style-name="Standard"><text:tab/><text:tab/>}</text:p>
      <text:p text:style-name="Standard"><text:tab/>}</text:p>
      <text:p text:style-name="Standard"><text:tab/>public static void main (String[]args){</text:p>
      <text:p text:style-name="Standard"><text:tab/><text:tab/>//System.out.println();</text:p>
      <text:p text:style-name="Standard"><text:tab/><text:tab/>getInstance()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u M</meta:initial-creator>
    <meta:creation-date>2019-09-18T12:42:06</meta:creation-date>
    <meta:document-statistic meta:table-count="0" meta:image-count="0" meta:object-count="0" meta:page-count="1" meta:paragraph-count="25" meta:word-count="59" meta:character-count="428"/>
    <dc:date>2019-09-18T12:49:52</dc:date>
    <dc:creator>Charu M</dc:creator>
    <meta:editing-duration>PT7M46S</meta:editing-duration>
    <meta:editing-cycles>1</meta:editing-cycles>
    <meta:generator>OpenOffice/4.1.6$Unix OpenOffice.org_project/416m1$Build-9790</meta:generator>
  </office:meta>
</office:document-meta>
</file>